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94093" officeooo:paragraph-rsid="00294093"/>
    </style:style>
    <style:style style:name="P2" style:family="paragraph" style:parent-style-name="Standard">
      <style:text-properties style:font-name="Linux Libertine O" officeooo:rsid="00366815" officeooo:paragraph-rsid="00366815"/>
    </style:style>
    <style:style style:name="P3" style:family="paragraph" style:parent-style-name="Standard">
      <style:text-properties style:font-name="Linux Libertine O" officeooo:rsid="00356cf3" officeooo:paragraph-rsid="00340a02"/>
    </style:style>
    <style:style style:name="P4" style:family="paragraph" style:parent-style-name="Standard">
      <style:text-properties style:font-name="Linux Libertine O" officeooo:rsid="0039da61" officeooo:paragraph-rsid="0039da61"/>
    </style:style>
    <style:style style:name="P5" style:family="paragraph" style:parent-style-name="Standard">
      <style:text-properties style:font-name="Linux Libertine O" officeooo:rsid="00340a02" officeooo:paragraph-rsid="00366815"/>
    </style:style>
    <style:style style:name="P6" style:family="paragraph" style:parent-style-name="Standard">
      <style:text-properties style:font-name="Linux Libertine O" officeooo:rsid="00366815" officeooo:paragraph-rsid="00366815"/>
    </style:style>
    <style:style style:name="P7" style:family="paragraph" style:parent-style-name="Standard">
      <style:text-properties style:font-name="Linux Libertine O" officeooo:rsid="00294093" officeooo:paragraph-rsid="00340a02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2cf708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4" style:family="text">
      <style:text-properties fo:color="#004586" loext:opacity="100%" style:font-name="Linux Libertine O" fo:font-size="18.2000007629395pt" officeooo:rsid="00340a02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366815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fo:font-weight="bold" officeooo:rsid="00313fa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366815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39da6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officeooo:rsid="002b9204"/>
    </style:style>
    <style:style style:name="T10" style:family="text">
      <style:text-properties officeooo:rsid="00366815"/>
    </style:style>
    <style:style style:name="T11" style:family="text">
      <style:text-properties officeooo:rsid="0039da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7">Harissa</text:span><text:span text:style-name="T6"> </text:span><text:span text:style-name="T8">chicken thighs</text:span><text:span text:style-name="T3"> (</text:span><text:span text:style-name="T8">3</text:span><text:span text:style-name="T3"> portions; </text:span><text:span text:style-name="T5">3</text:span><text:span text:style-name="T4">5 minutes</text:span><text:span text:style-name="T3">)</text:span></text:h>
      <text:p text:style-name="Heading"><text:span text:style-name="T1">For the </text:span><text:span text:style-name="T2">sauce</text:span></text:p>
      <text:p text:style-name="P7"><text:span text:style-name="T10">6-</text:span><text:span text:style-name="T11">8</text:span><text:span text:style-name="T9"> tbsp</text:span> olive oil</text:p>
      <text:p text:style-name="P4">640g boneless chicken thighs</text:p>
      <text:p text:style-name="P4">400g pack of chopped butternut squash</text:p>
      <text:p text:style-name="P5"/>
      <text:p text:style-name="P2"><text:span text:style-name="T11">6 ts</text:span>p harissa paste</text:p>
      <text:p text:style-name="P2"/>
      <text:p text:style-name="P4">1 lemon cut into quarters (optional)</text:p>
      <text:p text:style-name="P4">feta crumbled on top (optional)</text:p>
      <text:p text:style-name="P2"/>
      <text:p text:style-name="P2"/>
      <text:p text:style-name="P2"/>
      <text:p text:style-name="P4">Preheat the oven to 200 degrees and add some salt to the chicken thighs.</text:p>
      <text:p text:style-name="P4"/>
      <text:p text:style-name="P4">Spread the oil over a large baking tray or oven dish, space the chicken out on the tray, and place the squash chunks around and over it, along with the lemon if using.</text:p>
      <text:p text:style-name="P4"/>
      <text:p text:style-name="P4">Top each chicken thigh with a tsp of harissa and bake for about 30 minutes (pop some rice on now if you’re having it).</text:p>
      <text:p text:style-name="P3"/>
      <text:p text:style-name="P4">When the chicken juices run clear, take it out of the oven and crumble the feta on top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12-23T22:43:33.651520595</dc:date>
    <meta:editing-duration>PT1H22M29S</meta:editing-duration>
    <meta:editing-cycles>28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28" meta:character-count="673" meta:non-whitespace-character-count="557"/>
  </office:meta>
</office:document-meta>
</file>